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officeooo:paragraph-rsid="00190b2d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200%" fo:keep-together="always" fo:text-indent="0in" style:auto-text-indent="false"/>
      <style:text-properties officeooo:paragraph-rsid="00190b2d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190b2d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200%" fo:text-align="center" style:justify-single-word="false" fo:text-indent="0in" style:auto-text-indent="false" fo:break-before="page"/>
      <style:text-properties style:font-name="Times New Roman" fo:font-size="12pt" fo:font-weight="bold" officeooo:paragraph-rsid="00190b2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190b2d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Works Cited </text:p>
      <text:p text:style-name="P2"><text:span text:style-name="T1">Andrews, Evan. “Was Jim Crow a Real Person?” </text:span><text:span text:style-name="T2">History Stories</text:span><text:span text:style-name="T1">, The History Channel, 29 Jan. 2014. </text:span><text:span text:style-name="T2">History.com</text:span><text:span text:style-name="T1">, A+E Networks, www.history.com/news/ask-history/was-jim-crow-a-real-person. Accessed 18 Mar. 2018.</text:span></text:p>
      <text:p text:style-name="P3"/>
      <text:p text:style-name="P1"><text:span text:style-name="T1">Blanding, Michael. “The Racism of the Progressive Era.” </text:span><text:span text:style-name="T2">Princeton University</text:span><text:span text:style-name="T1">, The Trustees of Princeton University, 1 Mar. 2017, paw.princeton.edu/article/racism-progressive-era.</text:span></text:p>
      <text:p text:style-name="P3"/>
      <text:p text:style-name="P1"><text:span text:style-name="T1">Carden, Art. “Eugenics: Progressivism’s Ultimate Social Engineering.” </text:span><text:span text:style-name="T2">FEE</text:span><text:span text:style-name="T1">, Foundation for Economic Education, 21 Sept. 2011, <text:s/>fee.org/articles/eugenics-progressivisms-ultimate-social-engineering/.</text:span></text:p>
      <text:p text:style-name="P3"/>
      <text:p text:style-name="P1"><text:span text:style-name="T1">Carroll, Charles. </text:span><text:span text:style-name="T2">The Negro a Beast</text:span><text:span text:style-name="T1">. UC Berkely. </text:span><text:span text:style-name="T2">The Internet Archive</text:span><text:span text:style-name="T1">, archive.org/details/thenegrobeastori00carrrich. Accessed 3 Nov. 2017. </text:span></text:p>
      <text:p text:style-name="P3"/>
      <text:p text:style-name="P1"><text:span text:style-name="T1">“Eugenics.” </text:span><text:span text:style-name="T2">Britannica School</text:span><text:span text:style-name="T1">, Encyclopædia Britannica, 10 May. 2016. school.eb.com/levels/high/article/eugenics/33201. Accessed 3 Nov. 2017. </text:span></text:p>
      <text:p text:style-name="P3"/>
      <text:p text:style-name="P1"><text:span text:style-name="T1">Hauser, Pierre. </text:span><text:span text:style-name="T2">The Community Builders</text:span><text:span text:style-name="T1">. Chelsea House Publishers. Milestones in Black American History. </text:span></text:p>
      <text:p text:style-name="P3"/>
      <text:p text:style-name="P1"><text:span text:style-name="T1">“Jim Crow, Nativism, and Racism.” </text:span><text:span text:style-name="T2">1900-1909</text:span><text:span text:style-name="T1">, edited by Judith <text:s/>S. Baughman et al., Detroit, Gale, 2001. </text:span><text:span text:style-name="T2">Gale Virtual Reference Library</text:span><text:span text:style-name="T1">, go.galegroup.com/ps/i.do?p=GPS&amp;sw=w&amp;u=wwphsn_ca&amp;v=2.1&amp;it=r&amp;id=GALE%7CCX3468300119&amp;asid=fb2ba1a767fed81a9f9ce3c8dd7b49f0. Accessed 12 Nov. 2017. </text:span></text:p>
      <text:p text:style-name="P3"><text:soft-page-break/></text:p>
      <text:p text:style-name="P1"><text:span text:style-name="T1">Lewis, Femi. “African-Americans in the Progressive Era.” </text:span><text:span text:style-name="T2">ThoughtCo</text:span><text:span text:style-name="T1">, 4 Feb. 2017, www.thoughtco.com/african-americans-in-the-progressive-era-45390. Accessed 7 Nov. 2017. </text:span></text:p>
      <text:p text:style-name="P3"/>
      <text:p text:style-name="P2"><text:span text:style-name="T1">Pilgrim, David. “What Was Jim Crow.” </text:span><text:span text:style-name="T2">Jim Crow Museum</text:span><text:span text:style-name="T1">, Ferris State University, Sept. 2000, ferris.edu/jimcrow/what.htm.</text:span></text:p>
      <text:p text:style-name="P3"/>
      <text:p text:style-name="P1"><text:span text:style-name="T1">Sowell, Thomas. “The Progressive Movement’s Horrible Racist History.” </text:span><text:span text:style-name="T2">New York Post</text:span><text:span text:style-name="T1"> [New York], 21 Mar. 2016. </text:span><text:span text:style-name="T2">New York Post</text:span><text:span text:style-name="T1">, nypost.com/2016/03/21/the-progressive-movements-horrible-racist-history/. Accessed 19 Nov. 2017. </text:span></text:p>
      <text:p text:style-name="P3"/>
      <text:p text:style-name="P1"><text:span text:style-name="T1">Washington, Booker Taliaferro. “The Atlanta Compromise.” 18 Sept. 1895. </text:span><text:span text:style-name="T2">History Matters</text:span><text:span text:style-name="T1">, George Mason University, historymatters.gmu.edu/d/39/. Accessed 3 Nov. 2017. Speech. </text:span></text:p>
      <text:p text:style-name="P3"/>
      <text:p text:style-name="P1"><text:span text:style-name="T1">WILLIAM A. “An Englishman’s Study of Black and White.”</text:span><text:span text:style-name="T2"> New York Times (1857-1922)</text:span><text:span text:style-name="T1">, Mar 07, 1909, <text:s/>pp. 1</text:span><text:span text:style-name="T2">, ProQuest Historical Newspapers: The New York Times</text:span><text:span text:style-name="T1">, https://search.proquest.com/docview/96951019?accountid=35196. </text:span></text:p>
      <text:p text:style-name="P3"/>
      <text:p text:style-name="P3">Scurlock Studio Records, ca. 1905-1994, Archives Center, National Museum of American History, Smithsonian Institution.</text:p>
      <text:p text:style-name="P3"/>
      <text:p text:style-name="P3">Clay, Edward Williams. “Jim Crow.” <text:span text:style-name="T3">Uncle Tom's Cabin &amp; American Culture</text:span>, University of Virginia, utc.iath.virginia.edu/xml/pretexts/gallery/figures/mihtcill1.jpg. </text:p>
      <text:p text:style-name="P3"/>
      <text:p text:style-name="P3">“Jim Crow Law Sign.” <text:span text:style-name="T3">Harper College Library</text:span>, Harper College. </text:p>
      <text:p text:style-name="P3"><text:soft-page-break/></text:p>
      <text:p text:style-name="P3">Spinnelli, Scott. “A Well Executed Handshake.” <text:span text:style-name="T3">Scott Spinnelli</text:span>, Scott Spinnelli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9:01:00.209754173</meta:creation-date>
    <dc:date>2018-05-20T18:17:01.700620251</dc:date>
    <meta:editing-duration>PT37M11S</meta:editing-duration>
    <meta:editing-cycles>8</meta:editing-cycles>
    <meta:generator>LibreOffice/6.0.4.2$Linux_X86_64 LibreOffice_project/00m0$Build-2</meta:generator>
    <meta:document-statistic meta:table-count="0" meta:image-count="0" meta:object-count="0" meta:page-count="3" meta:paragraph-count="17" meta:word-count="277" meta:character-count="2587" meta:non-whitespace-character-count="2311"/>
  </office:meta>
</office:document-meta>
</file>